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43ad" officeooo:paragraph-rsid="001743ad"/>
    </style:style>
    <style:style style:name="P2" style:family="paragraph" style:parent-style-name="Standard">
      <style:text-properties officeooo:rsid="006f64ba" officeooo:paragraph-rsid="006f64ba"/>
    </style:style>
    <style:style style:name="P3" style:family="paragraph" style:parent-style-name="Standard">
      <style:text-properties officeooo:rsid="006f64ba" officeooo:paragraph-rsid="003a6b39"/>
    </style:style>
    <style:style style:name="P4" style:family="paragraph" style:parent-style-name="Standard">
      <style:text-properties officeooo:rsid="0019a970" officeooo:paragraph-rsid="0019a970"/>
    </style:style>
    <style:style style:name="P5" style:family="paragraph" style:parent-style-name="Standard">
      <style:text-properties officeooo:rsid="0020da11" officeooo:paragraph-rsid="0020da11"/>
    </style:style>
    <style:style style:name="P6" style:family="paragraph" style:parent-style-name="Standard">
      <style:text-properties officeooo:rsid="0022f262" officeooo:paragraph-rsid="0022f262"/>
    </style:style>
    <style:style style:name="P7" style:family="paragraph" style:parent-style-name="Standard">
      <style:text-properties officeooo:rsid="0023b396" officeooo:paragraph-rsid="0023b396"/>
    </style:style>
    <style:style style:name="P8" style:family="paragraph" style:parent-style-name="Standard">
      <style:text-properties officeooo:rsid="0023b396" officeooo:paragraph-rsid="0024a47a"/>
    </style:style>
    <style:style style:name="P9" style:family="paragraph" style:parent-style-name="Standard">
      <style:text-properties officeooo:rsid="0023b396" officeooo:paragraph-rsid="00294654"/>
    </style:style>
    <style:style style:name="P10" style:family="paragraph" style:parent-style-name="Standard">
      <style:text-properties officeooo:rsid="00288bf0" officeooo:paragraph-rsid="00288bf0"/>
    </style:style>
    <style:style style:name="P11" style:family="paragraph" style:parent-style-name="Standard">
      <style:text-properties officeooo:rsid="002a8320" officeooo:paragraph-rsid="002a8320"/>
    </style:style>
    <style:style style:name="P12" style:family="paragraph" style:parent-style-name="Standard">
      <style:text-properties officeooo:rsid="002bc78e" officeooo:paragraph-rsid="002bc78e"/>
    </style:style>
    <style:style style:name="P13" style:family="paragraph" style:parent-style-name="Standard">
      <style:text-properties officeooo:rsid="00268c55" officeooo:paragraph-rsid="00294654"/>
    </style:style>
    <style:style style:name="P14" style:family="paragraph" style:parent-style-name="Standard">
      <style:text-properties officeooo:rsid="002e8562" officeooo:paragraph-rsid="002e8562"/>
    </style:style>
    <style:style style:name="P15" style:family="paragraph" style:parent-style-name="Standard">
      <style:text-properties officeooo:rsid="002ec617" officeooo:paragraph-rsid="002ec617"/>
    </style:style>
    <style:style style:name="P16" style:family="paragraph" style:parent-style-name="Standard">
      <style:text-properties officeooo:rsid="002feb80" officeooo:paragraph-rsid="002feb80"/>
    </style:style>
    <style:style style:name="P17" style:family="paragraph" style:parent-style-name="Standard">
      <style:text-properties officeooo:rsid="00301a75" officeooo:paragraph-rsid="00301a75"/>
    </style:style>
    <style:style style:name="P18" style:family="paragraph" style:parent-style-name="Standard">
      <style:text-properties officeooo:rsid="0031d1ac" officeooo:paragraph-rsid="0031d1ac"/>
    </style:style>
    <style:style style:name="P19" style:family="paragraph" style:parent-style-name="Standard">
      <style:text-properties officeooo:rsid="00126b99" officeooo:paragraph-rsid="00388956"/>
    </style:style>
    <style:style style:name="P20" style:family="paragraph" style:parent-style-name="Standard">
      <style:text-properties officeooo:rsid="00126b99" officeooo:paragraph-rsid="003a8c36"/>
    </style:style>
    <style:style style:name="P21" style:family="paragraph" style:parent-style-name="Standard">
      <style:text-properties fo:font-weight="bold" officeooo:rsid="00126b99" officeooo:paragraph-rsid="00388956" style:font-weight-asian="bold" style:font-weight-complex="bold"/>
    </style:style>
    <style:style style:name="P22" style:family="paragraph" style:parent-style-name="Preformatted_20_Text">
      <style:text-properties officeooo:rsid="002a8320" officeooo:paragraph-rsid="002a8320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P24" style:family="paragraph" style:parent-style-name="Text_20_body">
      <style:text-properties officeooo:rsid="0038628b"/>
    </style:style>
    <style:style style:name="P25" style:family="paragraph" style:parent-style-name="Text_20_body">
      <style:text-properties officeooo:rsid="003be2ab" officeooo:paragraph-rsid="003be2ab"/>
    </style:style>
    <style:style style:name="P2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7b0" officeooo:paragraph-rsid="003667b0" style:text-blinking="false" fo:background-color="transparent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43ad" officeooo:paragraph-rsid="001743ad" style:text-blinking="false" fo:background-color="transparent"/>
    </style:style>
    <style:style style:name="P30" style:family="paragraph" style:parent-style-name="Text_20_body">
      <style:text-properties officeooo:rsid="0040630d" officeooo:paragraph-rsid="0040630d"/>
    </style:style>
    <style:style style:name="P31" style:family="paragraph" style:parent-style-name="Text_20_body">
      <style:text-properties officeooo:rsid="0040630d" officeooo:paragraph-rsid="004263e0"/>
    </style:style>
    <style:style style:name="P32" style:family="paragraph" style:parent-style-name="Text_20_body">
      <style:text-properties officeooo:rsid="00440e6b" officeooo:paragraph-rsid="00440e6b"/>
    </style:style>
    <style:style style:name="P33" style:family="paragraph" style:parent-style-name="Text_20_body">
      <style:text-properties officeooo:rsid="0044dea7" officeooo:paragraph-rsid="0044dea7"/>
    </style:style>
    <style:style style:name="P34" style:family="paragraph" style:parent-style-name="Text_20_body">
      <style:text-properties officeooo:rsid="0044dea7" officeooo:paragraph-rsid="0046728e"/>
    </style:style>
    <style:style style:name="P35" style:family="paragraph" style:parent-style-name="Text_20_body">
      <style:text-properties officeooo:rsid="0046728e" officeooo:paragraph-rsid="004b51ea"/>
    </style:style>
    <style:style style:name="P36" style:family="paragraph" style:parent-style-name="Text_20_body">
      <style:text-properties officeooo:rsid="0046728e" officeooo:paragraph-rsid="005401f4"/>
    </style:style>
    <style:style style:name="P37" style:family="paragraph" style:parent-style-name="Text_20_body">
      <style:text-properties officeooo:rsid="004dd375" officeooo:paragraph-rsid="004dd375"/>
    </style:style>
    <style:style style:name="P38" style:family="paragraph" style:parent-style-name="Text_20_body">
      <style:text-properties officeooo:rsid="004ec80f" officeooo:paragraph-rsid="004ec80f"/>
    </style:style>
    <style:style style:name="P39" style:family="paragraph" style:parent-style-name="Text_20_body">
      <style:text-properties officeooo:rsid="00518249" officeooo:paragraph-rsid="00518249"/>
    </style:style>
    <style:style style:name="P40" style:family="paragraph" style:parent-style-name="Text_20_body">
      <style:text-properties officeooo:rsid="005401f4" officeooo:paragraph-rsid="005401f4"/>
    </style:style>
    <style:style style:name="P41" style:family="paragraph" style:parent-style-name="Text_20_body">
      <style:text-properties officeooo:rsid="005433a5" officeooo:paragraph-rsid="005433a5"/>
    </style:style>
    <style:style style:name="P4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1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1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85d28"/>
    </style:style>
    <style:style style:name="T2" style:family="text">
      <style:text-properties officeooo:rsid="002f90ee"/>
    </style:style>
    <style:style style:name="T3" style:family="text">
      <style:text-properties officeooo:rsid="0038628b"/>
    </style:style>
    <style:style style:name="T4" style:family="text">
      <style:text-properties officeooo:rsid="00388956"/>
    </style:style>
    <style:style style:name="T5" style:family="text">
      <style:text-properties officeooo:rsid="0041418c"/>
    </style:style>
    <style:style style:name="T6" style:family="text">
      <style:text-properties officeooo:rsid="004263e0"/>
    </style:style>
    <style:style style:name="T7" style:family="text">
      <style:text-properties officeooo:rsid="0043abc5"/>
    </style:style>
    <style:style style:name="T8" style:family="text">
      <style:text-properties officeooo:rsid="0044dea7"/>
    </style:style>
    <style:style style:name="T9" style:family="text">
      <style:text-properties officeooo:rsid="0046728e"/>
    </style:style>
    <style:style style:name="T10" style:family="text">
      <style:text-properties officeooo:rsid="004b51ea"/>
    </style:style>
    <style:style style:name="T11" style:family="text">
      <style:text-properties officeooo:rsid="00500ddb"/>
    </style:style>
    <style:style style:name="T12" style:family="text">
      <style:text-properties officeooo:rsid="005304f1"/>
    </style:style>
    <style:style style:name="T13" style:family="text">
      <style:text-properties officeooo:rsid="005401f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docs-internal-guid-bffba362-00fa-8db6-8a48-6b8bc5ad8ff1"/>Implementar en containers Docker el servei Kerberos i tot tipus de serveis Kerberitzats. Estudiar els tipus de backend que utilitza kerberos (Clàssic i LDAP). Aprofundir en la gestiò dels backends, com fer-ne coòies, importacions/exportacions,  eines de tractament, etc. </text:p>
      <text:p text:style-name="Text_20_body"/>
      <text:list xml:id="list7596529336696048470" text:style-name="L1">
        <text:list-item>
          <text:p text:style-name="P42">Estudiar la documentació del MIT, preferentment la PDF (més clara per fer-se una idea inicial) i la web (més extensa).</text:p>
        </text:list-item>
      </text:list>
      <text:p text:style-name="Text_20_body"/>
      <text:list xml:id="list461841789407219100" text:style-name="L2">
        <text:list-item>
          <text:p text:style-name="P43">Explicar / diagrama del model de funcionament de Kerberos,. Components i parautles clau. És a dir, saber explicar tot el follón dels TGT, etc.</text:p>
        </text:list-item>
      </text:list>
      <text:p text:style-name="P26"/>
      <text:p text:style-name="P28">capitol 2 <text:span text:style-name="T3">(2</text:span>.8<text:span text:style-name="T3">)</text:span> documentacio</text:p>
      <text:p text:style-name="P26"/>
      <text:p text:style-name="P27">-----------------------------------------------------------------</text:p>
      <text:p text:style-name="Text_20_body"/>
      <text:list xml:id="list818387831976936128" text:style-name="L3">
        <text:list-item>
          <text:p text:style-name="P44">Servidor Kerbeors utilitzant un backend clàssic. Implementar en un container Docker un servidor Kerberos amb utilització de la base de dades clàssica. Estudiar les eines de tractament i manipulació de la base de dades de Kerberos.</text:p>
        </text:list-item>
      </text:list>
      <text:p text:style-name="P26"/>
      <text:p text:style-name="P19">---------------------------- <text:span text:style-name="T4">SERVER KERBEROS --------------------------------</text:span></text:p>
      <text:p text:style-name="P3">docker run --name <text:span text:style-name="T1">pkserver</text:span> -h <text:span text:style-name="T1">pkserver </text:span>--net <text:span text:style-name="T1">netp</text:span> --privileged=True -it <text:span text:style-name="T1">fedora:24</text:span></text:p>
      <text:p text:style-name="P19">dnf -y install vim nmap iputils <text:s/>iproute mlocate procps krb5-server krb5-libs krb5-workstation</text:p>
      <text:p text:style-name="P19"/>
      <text:p text:style-name="P21">vim /etc/krb5.conf</text:p>
      <text:p text:style-name="P19">default_realm = EDT.ORG</text:p>
      <text:p text:style-name="P19"># default_ccache_name = KEYRING:persistent:%{uid}</text:p>
      <text:p text:style-name="P19"/>
      <text:p text:style-name="P19">[realms]</text:p>
      <text:p text:style-name="P19"><text:s/>EDT.ORG = {</text:p>
      <text:p text:style-name="P19"><text:s text:c="2"/>kdc = krb.edt.org</text:p>
      <text:p text:style-name="P19"><text:s text:c="2"/>admin_server = krb.edt.org</text:p>
      <text:p text:style-name="P19"><text:s/>}</text:p>
      <text:p text:style-name="P19"/>
      <text:p text:style-name="P19">[domain_realm]</text:p>
      <text:p text:style-name="P19"><text:s/>.edt.org = EDT.ORG</text:p>
      <text:p text:style-name="P19"><text:s/>edt.org = EDT.ORG</text:p>
      <text:p text:style-name="P19"/>
      <text:p text:style-name="P21">vim /var/kerberos/krb5kdc/kdc.conf</text:p>
      <text:p text:style-name="P19">[realms]</text:p>
      <text:p text:style-name="P19"><text:s/>EDT.ORG = {</text:p>
      <text:p text:style-name="P19"/>
      <text:p text:style-name="P21">vim /var/kerberos/krb5kdc/kadm5.acl</text:p>
      <text:p text:style-name="P19">*/admin@EDT.ORG *</text:p>
      <text:p text:style-name="P19">tania@EDT.ORG *</text:p>
      <text:p text:style-name="P19"><text:soft-page-break/>pau@EDT.ORG *</text:p>
      <text:p text:style-name="P20">/usr/sbin/kdb5_util create -s </text:p>
      <text:p text:style-name="P20">Enter KDC database master key: masterkey</text:p>
      <text:p text:style-name="P24"/>
      <text:p text:style-name="P30">1 Kadmin Kadmin.local</text:p>
      <text:p text:style-name="P30">2 Date Fortmat</text:p>
      <text:p text:style-name="P30">3 Principals</text:p>
      <text:p text:style-name="P30"><text:tab/>getprinc (-terse)</text:p>
      <text:p text:style-name="P30"><text:tab/>listprincs</text:p>
      <text:p text:style-name="P30"><text:tab/>permisions (.acl)</text:p>
      <text:p text:style-name="P30"><text:tab/><text:tab/>Kerberos_principal permissions [target_principal] [restrictions]</text:p>
      <text:p text:style-name="P30"><text:tab/><text:span text:style-name="T5">add_principal<text:tab/>modify_principal</text:span></text:p>
      <text:p text:style-name="P31"><text:tab/><text:tab/><text:span text:style-name="T5">addprinc kennifer</text:span></text:p>
      <text:p text:style-name="P30"><text:tab/><text:tab/><text:span text:style-name="T5">addprinc -x dn=dn=jennifer,dc=edt,dc=org</text:span></text:p>
      <text:p text:style-name="P31"><text:tab/><text:tab/>-<text:span text:style-name="T6">x <text:tab/>dn=dn</text:span></text:p>
      <text:p text:style-name="P31"><text:span text:style-name="T6"><text:tab/><text:tab/><text:tab/>linkdn=dn</text:span></text:p>
      <text:p text:style-name="P30"><text:tab/><text:tab/><text:tab/><text:span text:style-name="T6">containerdn=containerdn</text:span></text:p>
      <text:p text:style-name="P30"><text:tab/><text:tab/><text:tab/><text:span text:style-name="T6">tktpolicy=policy</text:span></text:p>
      <text:p text:style-name="P30"><text:tab/><text:span text:style-name="T7">delete_principal <text:s/>-f principal</text:span></text:p>
      <text:p text:style-name="P30"><text:tab/><text:span text:style-name="T7">change_password </text:span></text:p>
      <text:p text:style-name="P32">4 Policies</text:p>
      <text:p text:style-name="P30"><text:tab/><text:span text:style-name="T8">get_policy</text:span></text:p>
      <text:p text:style-name="P30"><text:tab/><text:span text:style-name="T8">list_policies</text:span></text:p>
      <text:p text:style-name="P33"><text:tab/>add_policy</text:p>
      <text:p text:style-name="P33"><text:tab/>modify_policie<text:span text:style-name="T9">s</text:span></text:p>
      <text:p text:style-name="P33"><text:tab/>delete_policy </text:p>
      <text:p text:style-name="P34"><text:tab/><text:span text:style-name="T9">change_password -randkey kadmin/history <text:s text:c="2"/>(update history key)</text:span></text:p>
      <text:p text:style-name="P35">5 <text:span text:style-name="T10">global operations on kerberos database</text:span></text:p>
      <text:p text:style-name="P35"><text:span text:style-name="T10"><text:tab/>kdb5 util command [kdb5_util_options ] [command_options ]</text:span></text:p>
      <text:p text:style-name="P35"/>
      <text:p text:style-name="P40"><text:soft-page-break/><text:tab/>kdb5 util stash [-f keyfile ]</text:p>
      <text:p text:style-name="P36"><text:tab/><text:span text:style-name="T13">kdb5 util create [-s]</text:span></text:p>
      <text:p text:style-name="P41"><text:tab/>kdb5 util destroy [-f]</text:p>
      <text:p text:style-name="P35"/>
      <text:p text:style-name="P30"/>
      <text:list xml:id="list652739045257198323" text:style-name="L4">
        <text:list-item>
          <text:p text:style-name="P45">Servidor Kerberos amb backend LDAP: Implementar un servidor Kerberos que utilitzi com a backend de la seva base de dades un servei LDAP (en un container extern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7714255661643307264" text:style-name="L5">
        <text:list-item>
          <text:p text:style-name="P46">Backend clàssic. Estudiar i implementar mecanismes de tractament de la base de dades per importar/exportar, backup/restore, transferir i transformar la informació.<text:line-break/>Automatitzar la injecció i actualització de dades.</text:p>
        </text:list-item>
      </text:list>
      <text:p text:style-name="Text_20_body"/>
      <text:p text:style-name="P37">5.5.1 Dumping a Kerberos Database to a File</text:p>
      <text:p text:style-name="P38">kdb5_util dump <text:span text:style-name="T11">filedump</text:span></text:p>
      <text:p text:style-name="P39">5.5.2 Restoring a Kerberos Database from a Dump File</text:p>
      <text:p text:style-name="P39">kdb5_util load dumpfile <text:span text:style-name="T12">database</text:span></text:p>
      <text:p text:style-name="P39">kdb5_util load -update dumpfile <text:span text:style-name="T12">database</text:span></text:p>
      <text:p text:style-name="P39"/>
      <text:p text:style-name="P39"/>
      <text:p text:style-name="P25">Injeccio</text:p>
      <text:p text:style-name="P25">kadmin.local -q "addprinc -pw kmarta marta"</text:p>
      <text:p text:style-name="Text_20_body"/>
      <text:p text:style-name="P27">-----------------------------------------------------------------</text:p>
      <text:p text:style-name="Text_20_body"/>
      <text:list xml:id="list1512202274959211550" text:style-name="L6">
        <text:list-item>
          <text:p text:style-name="P47"><text:soft-page-break/>Client unix/pam. permetre la autenticació d’usuaris unix usant PAM amb la informació dels comptes d’usuari en un servidor LDAP i els passwords en el servidor Kerberos.</text:p>
        </text:list-item>
      </text:list>
      <text:p text:style-name="Text_20_body"/>
      <text:list xml:id="list1507209799063244641" text:style-name="L7">
        <text:list-item>
          <text:p text:style-name="P48">Estudi dels serveis kerberitzats que proporciona el MIT. Disposa de software d’exemple de serveis i clients kerberitzats.</text:p>
        </text:list-item>
      </text:list>
      <text:p text:style-name="Text_20_body"/>
      <text:list xml:id="list8808241380165750775" text:style-name="L8">
        <text:list-item>
          <text:p text:style-name="P49">Serveis kerberitzats: implementar un servidor SSH kerberitzat.</text:p>
        </text:list-item>
      </text:list>
      <text:p text:style-name="Text_20_body"/>
      <text:list xml:id="list8338621441661977019" text:style-name="L9">
        <text:list-item>
          <text:p text:style-name="P50">Implementar almenys dos serveis més kerberitzats.</text:p>
        </text:list-item>
      </text:list>
      <text:p text:style-name="Text_20_body"/>
      <text:list xml:id="list5049558013920570275" text:style-name="L10">
        <text:list-item>
          <text:p text:style-name="P51">Estudiar mecanismes d’automatització del tractament de les claus de hosts dels servidors kerberitats. Tractament dels fitxers de Keytab.</text:p>
        </text:list-item>
      </text:list>
      <text:p text:style-name="Text_20_body"/>
      <text:p text:style-name="P27">-----------------------------------------------------------------</text:p>
      <text:p text:style-name="Text_20_body"/>
      <text:list xml:id="list5174546334031507032" text:style-name="L11">
        <text:list-item>
          <text:p text:style-name="P52">Implementar servidors Kerberos secundaris o de backup.</text:p>
        </text:list-item>
      </text:list>
      <text:p text:style-name="Text_20_body"/>
      <text:list xml:id="list6444650593741120063" text:style-name="L12">
        <text:list-item>
          <text:p text:style-name="P53">Samba amb Kerbero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ker network create --subnet=172.11.0.0/16 --gateway 172.11.0.1 netp</text:p>
      <text:p text:style-name="P2">docker run --name <text:span text:style-name="T1">pkserver</text:span> -h <text:span text:style-name="T1">pkserver </text:span>--net <text:span text:style-name="T1">netp</text:span> --privileged=True -it <text:span text:style-name="T1">fedora:24</text:span></text:p>
      <text:p text:style-name="P4"/>
      <text:p text:style-name="P5">docker run --name pldapserver -h pldapserver --net netp --privileged=True -it isx434324/ldapserver:base /bin/bash</text:p>
      <text:p text:style-name="P5"/>
      <text:p text:style-name="P5">docker run --name pclient -h pclient --net netp -it fedora:24 /bin/bash</text:p>
      <text:p text:style-name="P5"><text:soft-page-break/></text:p>
      <text:p text:style-name="P13">ldapserver :</text:p>
      <text:p text:style-name="P9"/>
      <text:p text:style-name="P13">dnf -y install krb5-server-ldap</text:p>
      <text:p text:style-name="P10">cp /usr/share/doc/krb5-server-ldap/kerberos.schema /etc/openldap/schema/.</text:p>
      <text:p text:style-name="P5"/>
      <text:p text:style-name="P12">objectclass ( 2.16.840.1.113719.1.301.6.3.1</text:p>
      <text:p text:style-name="P12"><text:s text:c="16"/>NAME 'krbService'</text:p>
      <text:p text:style-name="P12"><text:s text:c="16"/>SUP top</text:p>
      <text:p text:style-name="P12"><text:s text:c="16"/>ABSTRACT</text:p>
      <text:p text:style-name="P12"><text:s text:c="16"/>MUST ( cn )</text:p>
      <text:p text:style-name="P12"><text:s text:c="16"/>MAY ( krbHostServer $ krbRealmReferences ) )</text:p>
      <text:p text:style-name="P5"/>
      <text:p text:style-name="P11">##### Representative object for the KDC server to bind into a LDAP directory</text:p>
      <text:p text:style-name="P11">##### and have a connection to access Kerberos data with the required </text:p>
      <text:p text:style-name="P11">##### access rights.</text:p>
      <text:p text:style-name="P11"/>
      <text:p text:style-name="P11">objectclass ( 2.16.840.1.113719.1.301.6.4.1</text:p>
      <text:p text:style-name="P11"><text:s text:c="16"/>NAME 'krbKdcService'</text:p>
      <text:p text:style-name="P11"><text:s text:c="16"/>SUP krbService</text:p>
      <text:p text:style-name="P11"><text:s text:c="16"/>STRUCTURAL )</text:p>
      <text:p text:style-name="P5"/>
      <text:p text:style-name="P11">##### Representative object for the Kerberos Administration server to bind into a LDAP directory</text:p>
      <text:p text:style-name="P11">##### and have a connection Id to access Kerberos data with the required access rights.</text:p>
      <text:p text:style-name="P11"/>
      <text:p text:style-name="P11">objectclass ( 2.16.840.1.113719.1.301.6.13.1</text:p>
      <text:p text:style-name="P11"><text:s text:c="16"/>NAME 'krbAdmService'</text:p>
      <text:p text:style-name="P11"><text:s text:c="16"/>SUP krbService </text:p>
      <text:p text:style-name="P11"><text:s text:c="16"/>STRUCTURAL )</text:p>
      <text:p text:style-name="P11"/>
      <text:p text:style-name="P12">##### Representative object for the Kerberos Password server to bind into a LDAP directory</text:p>
      <text:p text:style-name="P12">##### and have a connection to access Kerberos data with the required</text:p>
      <text:p text:style-name="P12">##### access rights.</text:p>
      <text:p text:style-name="P12"/>
      <text:p text:style-name="P12">objectclass ( 2.16.840.1.113719.1.301.6.5.1</text:p>
      <text:p text:style-name="P12"><text:s text:c="16"/>NAME 'krbPwdService'</text:p>
      <text:p text:style-name="P12"><text:s text:c="16"/>SUP krbService</text:p>
      <text:p text:style-name="P12"><text:s text:c="16"/>STRUCTURAL )</text:p>
      <text:p text:style-name="P11"/>
      <text:p text:style-name="P22">dn: uid=krb5-kdc,ou=dso,dc=example,dc=com</text:p>
      <text:p text:style-name="Preformatted_20_Text">objectClass: top</text:p>
      <text:p text:style-name="Preformatted_20_Text">objectClass: account</text:p>
      <text:p text:style-name="Preformatted_20_Text">objectClass: simpleSecurityObject</text:p>
      <text:p text:style-name="Preformatted_20_Text">uid: krb5-kdc</text:p>
      <text:p text:style-name="Preformatted_20_Text">userPassword: {SSHA}COFFEE123456789BAD</text:p>
      <text:p text:style-name="Preformatted_20_Text">description: LDAP account for the Kerberos KDC</text:p>
      <text:p text:style-name="Preformatted_20_Text">seeAlso: slapd ACL section</text:p>
      <text:p text:style-name="Preformatted_20_Text"/>
      <text:p text:style-name="Preformatted_20_Text">dn: uid=krb5-adm,ou=dso,dc=example,dc=com</text:p>
      <text:p text:style-name="Preformatted_20_Text">objectClass: top</text:p>
      <text:p text:style-name="Preformatted_20_Text">objectClass: account</text:p>
      <text:p text:style-name="Preformatted_20_Text"><text:soft-page-break/>objectClass: simpleSecurityObject</text:p>
      <text:p text:style-name="Preformatted_20_Text">uid: krb5-kdc</text:p>
      <text:p text:style-name="Preformatted_20_Text">userPassword: {SSHA}BAD1234567CAFEBABE</text:p>
      <text:p text:style-name="Preformatted_20_Text">description: LDAP account for the Kerberos kadmind</text:p>
      <text:p text:style-name="P23">seeAlso: slapd ACL section</text:p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6">kerberos amb ldap de backend mit</text:p>
      <text:p text:style-name="P6"><text:a xlink:type="simple" xlink:href="https://web.mit.edu/kerberos/krb5-latest/doc/admin/conf_ldap.html" text:style-name="Internet_20_link" text:visited-style-name="Visited_20_Internet_20_Link">https://web.mit.edu/kerberos/krb5-latest/doc/admin/conf_ldap.html</text:a>#</text:p>
      <text:p text:style-name="P6"/>
      <text:p text:style-name="P6"/>
      <text:p text:style-name="P7">kerberos amb ldap</text:p>
      <text:p text:style-name="P8"><text:a xlink:type="simple" xlink:href="http://pig.made-it.com/kerberos-db.html" text:style-name="Internet_20_link" text:visited-style-name="Visited_20_Internet_20_Link">http://pig.made-it.com/kerberos-db.html</text:a></text:p>
      <text:p text:style-name="P8"/>
      <text:p text:style-name="P8"/>
      <text:p text:style-name="P14">grafic funcionament kerberos <text:span text:style-name="T2">(uvigo)</text:span></text:p>
      <text:p text:style-name="P15"><text:a xlink:type="simple" xlink:href="https://es.slideshare.net/seguridadelinux/autenticacin-remota-y-servicios-de-directorio-ldap-y-kerberos-presentation" text:style-name="Internet_20_link" text:visited-style-name="Visited_20_Internet_20_Link">https://es.slideshare.net/seguridadelinux/autenticacin-remota-y-servicios-de-directorio-ldap-y-kerberos-presentation</text:a></text:p>
      <text:p text:style-name="P15"/>
      <text:p text:style-name="P16">kerberos replication (2 kerberos I 2 ldaps)</text:p>
      <text:p text:style-name="P17"><text:a xlink:type="simple" xlink:href="https://help.ubuntu.com/lts/serverguide/kerberos-ldap.html" text:style-name="Internet_20_link" text:visited-style-name="Visited_20_Internet_20_Link">https://help.ubuntu.com/lts/serverguide/kerberos-ldap.html</text:a></text:p>
      <text:p text:style-name="P17"/>
      <text:p text:style-name="P17">replicacio ldapserver</text:p>
      <text:p text:style-name="P18"><text:a xlink:type="simple" xlink:href="https://help.ubuntu.com/lts/serverguide/openldap-server.html#openldap-server-replication" text:style-name="Internet_20_link" text:visited-style-name="Visited_20_Internet_20_Link">https://help.ubuntu.com/lts/serverguide/openldap-server.html#openldap-server-replication</text:a></text:p>
      <text:p text:style-name="P18"/>
      <text:p text:style-name="P18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8:42:35.444704061</meta:creation-date>
    <dc:date>2018-04-27T10:18:19.734328956</dc:date>
    <meta:editing-duration>PT4H52M</meta:editing-duration>
    <meta:editing-cycles>56</meta:editing-cycles>
    <meta:generator>LibreOffice/5.1.6.2.0$Linux_X86_64 LibreOffice_project/10$Build-2</meta:generator>
    <meta:document-statistic meta:table-count="0" meta:image-count="0" meta:object-count="0" meta:page-count="6" meta:paragraph-count="134" meta:word-count="730" meta:character-count="6169" meta:non-whitespace-character-count="5320"/>
  </office:meta>
</office:document-meta>
</file>